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Table1" style:family="table">
      <style:table-properties style:width="6.0917in" fo:margin-left="0.5521in" fo:margin-top="0in" fo:margin-bottom="0in" table:align="left" style:writing-mode="lr-tb"/>
    </style:style>
    <style:style style:name="Table1.A" style:family="table-column">
      <style:table-column-properties style:column-width="4.9479in"/>
    </style:style>
    <style:style style:name="Table1.B" style:family="table-column">
      <style:table-column-properties style:column-width="1.1431in"/>
    </style:style>
    <style:style style:name="Table1.1" style:family="table-row">
      <style:table-row-properties style:row-height="0.2264in" fo:keep-together="auto"/>
    </style:style>
    <style:style style:name="Table1.A1" style:family="table-cell">
      <style:table-cell-properties fo:background-color="#ffffff" fo:padding="0in" fo:border="none">
        <style:background-image/>
      </style:table-cell-properties>
    </style:style>
    <style:style style:name="Table1.2" style:family="table-row">
      <style:table-row-properties style:row-height="0.1938in" fo:keep-together="auto"/>
    </style:style>
    <style:style style:name="Table1.5" style:family="table-row">
      <style:table-row-properties style:row-height="0.1813in" fo:keep-together="auto"/>
    </style:style>
    <style:style style:name="P1" style:family="paragraph" style:parent-style-name="Standard" style:master-page-name="Standard">
      <style:paragraph-properties fo:margin-left="0.9126in" fo:margin-right="1.2201in" fo:margin-top="0.0161in" fo:margin-bottom="0in" loext:contextual-spacing="false" fo:text-align="center" style:justify-single-word="false" fo:text-indent="0in" style:auto-text-indent="false" style:page-number="auto"/>
    </style:style>
    <style:style style:name="P2" style:family="paragraph" style:parent-style-name="Standard">
      <style:paragraph-properties fo:margin-top="0.0028in" fo:margin-bottom="0in" loext:contextual-spacing="false" fo:line-height="100%"/>
      <style:text-properties style:font-name="Arial" fo:font-size="16.5pt" style:font-name-asian="Arial2" style:font-size-asian="16.5pt" style:font-name-complex="Arial2" style:font-size-complex="16.5pt"/>
    </style:style>
    <style:style style:name="P3" style:family="paragraph" style:parent-style-name="Standard">
      <style:paragraph-properties fo:margin-left="0.5764in" fo:margin-right="0.2563in" fo:margin-top="0.0492in" fo:margin-bottom="0in" loext:contextual-spacing="false" fo:line-height="100%" fo:text-align="start" style:justify-single-word="false" fo:text-indent="0in" style:auto-text-indent="false">
        <style:tab-stops>
          <style:tab-stop style:position="5.5764in"/>
        </style:tab-stops>
      </style:paragraph-properties>
    </style:style>
    <style:style style:name="P4" style:family="paragraph" style:parent-style-name="Standard">
      <style:paragraph-properties fo:margin-left="0.5764in" fo:margin-right="0.0783in" fo:margin-top="0.1189in" fo:margin-bottom="0in" loext:contextual-spacing="false" fo:line-height="100%" fo:text-align="start" style:justify-single-word="false" fo:text-indent="0in" style:auto-text-indent="false">
        <style:tab-stops>
          <style:tab-stop style:position="5.5764in"/>
        </style:tab-stops>
      </style:paragraph-properties>
    </style:style>
    <style:style style:name="P5" style:family="paragraph" style:parent-style-name="Standard">
      <style:paragraph-properties fo:margin-left="0.5764in" fo:margin-right="0.0783in" fo:margin-top="0.1189in" fo:margin-bottom="0in" loext:contextual-spacing="false" fo:text-align="start" style:justify-single-word="false" fo:text-indent="0in" style:auto-text-indent="false">
        <style:tab-stops>
          <style:tab-stop style:position="5.5764in"/>
        </style:tab-stops>
      </style:paragraph-properties>
    </style:style>
    <style:style style:name="P6" style:family="paragraph" style:parent-style-name="Standard">
      <style:paragraph-properties fo:margin-left="0.5764in" fo:margin-right="0.0783in" fo:margin-top="0.0429in" fo:margin-bottom="0in" loext:contextual-spacing="false" fo:text-align="start" style:justify-single-word="false" fo:text-indent="0in" style:auto-text-indent="false"/>
    </style:style>
    <style:style style:name="P7" style:family="paragraph" style:parent-style-name="Standard">
      <style:paragraph-properties fo:margin-left="0.5764in" fo:margin-right="0.0783in" fo:margin-top="0.0984in" fo:margin-bottom="0in" loext:contextual-spacing="false" fo:text-align="start" style:justify-single-word="false" fo:text-indent="0in" style:auto-text-indent="false"/>
    </style:style>
    <style:style style:name="P8" style:family="paragraph" style:parent-style-name="Standard">
      <style:paragraph-properties fo:margin-left="0.5764in" fo:margin-right="0.3016in" fo:margin-top="0.1189in" fo:margin-bottom="0in" loext:contextual-spacing="false" fo:line-height="100%" fo:text-align="start" style:justify-single-word="false" fo:text-indent="0in" style:auto-text-indent="false">
        <style:tab-stops>
          <style:tab-stop style:position="5.5764in"/>
        </style:tab-stops>
      </style:paragraph-properties>
    </style:style>
    <style:style style:name="P9" style:family="paragraph" style:parent-style-name="Standard">
      <style:paragraph-properties fo:margin-top="0.0075in" fo:margin-bottom="0in" loext:contextual-spacing="false" fo:line-height="100%"/>
      <style:text-properties style:font-name="Arial" fo:font-size="11.5pt" style:font-name-asian="Arial2" style:font-size-asian="11.5pt" style:font-name-complex="Arial2" style:font-size-complex="11.5pt"/>
    </style:style>
    <style:style style:name="P10" style:family="paragraph" style:parent-style-name="Standard">
      <style:paragraph-properties fo:margin-top="0.002in" fo:margin-bottom="0in" loext:contextual-spacing="false" fo:line-height="100%"/>
      <style:text-properties style:font-name="Arial" fo:font-size="10pt" style:font-name-asian="Arial2" style:font-size-asian="10pt" style:font-name-complex="Arial2" style:font-size-complex="10pt"/>
    </style:style>
    <style:style style:name="P11" style:family="paragraph" style:parent-style-name="Standard">
      <style:paragraph-properties fo:margin-top="0.0016in" fo:margin-bottom="0in" loext:contextual-spacing="false" fo:line-height="100%"/>
      <style:text-properties style:font-name="Arial" fo:font-size="2pt" fo:font-weight="bold" style:font-name-asian="Arial2" style:font-size-asian="2pt" style:font-weight-asian="bold" style:font-name-complex="Arial2" style:font-size-complex="2pt" style:font-weight-complex="bold"/>
    </style:style>
    <style:style style:name="P12" style:family="paragraph" style:parent-style-name="Text_20_body">
      <style:paragraph-properties fo:margin-left="0.9929in" fo:margin-right="0.0783in" fo:margin-top="0.1728in" fo:margin-bottom="0in" loext:contextual-spacing="false" fo:line-height="100%" fo:text-align="start" style:justify-single-word="false" fo:text-indent="0in" style:auto-text-indent="false"/>
    </style:style>
    <style:style style:name="P13" style:family="paragraph" style:parent-style-name="Text_20_body">
      <style:paragraph-properties fo:margin-left="0.9126in" fo:margin-right="1.6598in" fo:line-height="100%" fo:text-align="center" style:justify-single-word="false" fo:text-indent="0in" style:auto-text-indent="false"/>
    </style:style>
    <style:style style:name="P14" style:family="paragraph" style:parent-style-name="Text_20_body">
      <style:paragraph-properties fo:margin-left="0.922in" fo:margin-right="0.0783in" fo:line-height="100%" fo:text-align="start" style:justify-single-word="false" fo:text-indent="0in" style:auto-text-indent="false"/>
    </style:style>
    <style:style style:name="P15" style:family="paragraph" style:parent-style-name="Text_20_body">
      <style:paragraph-properties fo:margin-left="0.5764in" fo:margin-right="0.0783in" fo:line-height="0.1819in" fo:text-align="start" style:justify-single-word="false" fo:text-indent="0in" style:auto-text-indent="false"/>
    </style:style>
    <style:style style:name="P16" style:family="paragraph" style:parent-style-name="Text_20_body">
      <style:paragraph-properties fo:margin-left="0.5764in" fo:margin-right="0.0783in" fo:margin-top="0.0043in" fo:margin-bottom="0in" loext:contextual-spacing="false" fo:line-height="0.1917in" fo:text-align="start" style:justify-single-word="false" fo:text-indent="0in" style:auto-text-indent="false">
        <style:tab-stops>
          <style:tab-stop style:position="5.611in"/>
        </style:tab-stops>
      </style:paragraph-properties>
    </style:style>
    <style:style style:name="P17" style:family="paragraph" style:parent-style-name="Text_20_body">
      <style:paragraph-properties fo:margin-left="0.5764in" fo:margin-right="0.0783in" fo:margin-top="0in" fo:margin-bottom="0in" loext:contextual-spacing="false" fo:line-height="0.1917in" fo:text-align="start" style:justify-single-word="false" fo:text-indent="0in" style:auto-text-indent="false"/>
    </style:style>
    <style:style style:name="P18" style:family="paragraph" style:parent-style-name="Text_20_body">
      <style:paragraph-properties fo:margin-left="0.5764in" fo:margin-right="0.0783in" fo:margin-top="0.0028in" fo:margin-bottom="0in" loext:contextual-spacing="false" fo:line-height="100%" fo:text-align="start" style:justify-single-word="false" fo:text-indent="0in" style:auto-text-indent="false">
        <style:tab-stops>
          <style:tab-stop style:position="5.611in"/>
        </style:tab-stops>
      </style:paragraph-properties>
    </style:style>
    <style:style style:name="P19" style:family="paragraph" style:parent-style-name="Text_20_body">
      <style:paragraph-properties fo:margin-left="0.5764in" fo:margin-right="0.9264in" fo:margin-top="0.0429in" fo:margin-bottom="0in" loext:contextual-spacing="false" fo:line-height="100%" fo:text-align="start" style:justify-single-word="false" fo:text-indent="0in" style:auto-text-indent="false"/>
    </style:style>
    <style:style style:name="P20" style:family="paragraph" style:parent-style-name="Text_20_body">
      <style:paragraph-properties fo:margin-left="1.5634in" fo:margin-right="0.0783in" fo:margin-top="0in" fo:margin-bottom="0in" loext:contextual-spacing="false" fo:line-height="0.1882in" fo:text-align="start" style:justify-single-word="false" fo:text-indent="0in" style:auto-text-indent="false"/>
    </style:style>
    <style:style style:name="P21" style:family="paragraph" style:parent-style-name="Table_20_Paragraph">
      <style:paragraph-properties fo:margin-left="0.0244in" fo:margin-right="0in" fo:margin-top="0.0165in" fo:margin-bottom="0in" loext:contextual-spacing="false" fo:line-height="100%" fo:text-align="start" style:justify-single-word="false" fo:text-indent="0in" style:auto-text-indent="false"/>
    </style:style>
    <style:style style:name="P22" style:family="paragraph" style:parent-style-name="Table_20_Paragraph">
      <style:paragraph-properties fo:margin-left="0.0244in" fo:margin-right="0in" fo:line-height="0.1756in" fo:text-align="start" style:justify-single-word="false" fo:text-indent="0in" style:auto-text-indent="false"/>
    </style:style>
    <style:style style:name="P23" style:family="paragraph" style:parent-style-name="Table_20_Paragraph">
      <style:paragraph-properties fo:margin-left="0.0756in" fo:margin-right="0in" fo:margin-top="0.0165in" fo:margin-bottom="0in" loext:contextual-spacing="false" fo:line-height="100%" fo:text-align="start" style:justify-single-word="false" fo:text-indent="0in" style:auto-text-indent="false"/>
    </style:style>
    <style:style style:name="P24" style:family="paragraph" style:parent-style-name="Table_20_Paragraph">
      <style:paragraph-properties fo:margin-left="0.0756in" fo:margin-right="0in" fo:line-height="0.1756in" fo:text-align="start" style:justify-single-word="false" fo:text-indent="0in" style:auto-text-indent="false"/>
    </style:style>
    <style:style style:name="P25" style:family="paragraph" style:parent-style-name="List_20_Paragraph" style:list-style-name="WWNum1">
      <style:paragraph-properties fo:margin-left="0.922in" fo:margin-right="0.0783in" fo:margin-top="0in" fo:margin-bottom="0in" loext:contextual-spacing="false" fo:line-height="0.1701in" fo:text-align="start" style:justify-single-word="false" fo:text-indent="-0.1244in" style:auto-text-indent="false">
        <style:tab-stops>
          <style:tab-stop style:position="0.9228in"/>
        </style:tab-stops>
      </style:paragraph-properties>
    </style:style>
    <style:style style:name="P26" style:family="paragraph" style:parent-style-name="List_20_Paragraph" style:list-style-name="WWNum1">
      <style:paragraph-properties fo:margin-left="0.922in" fo:margin-right="0.0783in" fo:margin-top="0in" fo:margin-bottom="0in" loext:contextual-spacing="false" fo:line-height="100%" fo:text-align="start" style:justify-single-word="false" fo:text-indent="-0.1244in" style:auto-text-indent="false">
        <style:tab-stops>
          <style:tab-stop style:position="0.9228in"/>
        </style:tab-stops>
      </style:paragraph-properties>
    </style:style>
    <style:style style:name="P27" style:family="paragraph" style:parent-style-name="List_20_Paragraph" style:list-style-name="WWNum1">
      <style:paragraph-properties fo:margin-left="0.922in" fo:margin-right="0.0783in" fo:margin-top="0.002in" fo:margin-bottom="0in" loext:contextual-spacing="false" fo:line-height="100%" fo:text-align="start" style:justify-single-word="false" fo:text-indent="-0.1244in" style:auto-text-indent="false">
        <style:tab-stops>
          <style:tab-stop style:position="0.9228in"/>
        </style:tab-stops>
      </style:paragraph-properties>
    </style:style>
    <style:style style:name="P28" style:family="paragraph" style:parent-style-name="List_20_Paragraph" style:list-style-name="WWNum1">
      <style:paragraph-properties fo:margin-left="0.922in" fo:margin-right="1.5846in" fo:margin-top="0in" fo:margin-bottom="0in" loext:contextual-spacing="false" fo:line-height="100%" fo:text-align="start" style:justify-single-word="false" fo:text-indent="-0.1244in" style:auto-text-indent="false">
        <style:tab-stops>
          <style:tab-stop style:position="0.9228in"/>
        </style:tab-stops>
      </style:paragraph-properties>
    </style:style>
    <style:style style:name="P29" style:family="paragraph" style:parent-style-name="Heading_20_1">
      <style:paragraph-properties fo:margin-left="0.0764in" fo:margin-right="0.0783in" fo:line-height="100%" fo:text-align="start" style:justify-single-word="false" fo:text-indent="0in" style:auto-text-indent="false"/>
    </style:style>
    <style:style style:name="P30" style:family="paragraph" style:parent-style-name="Heading_20_1">
      <style:paragraph-properties fo:margin-left="0.0764in" fo:margin-right="0.0783in" fo:margin-top="0.1626in" fo:margin-bottom="0in" loext:contextual-spacing="false" fo:line-height="100%" fo:text-align="start" style:justify-single-word="false" fo:text-indent="0in" style:auto-text-indent="false"/>
    </style:style>
    <style:style style:name="T1" style:family="text">
      <style:text-properties style:font-name="Arial" fo:font-size="17pt" fo:font-weight="bold" style:font-size-asian="17pt" style:font-weight-asian="bold"/>
    </style:style>
    <style:style style:name="T2" style:family="text">
      <style:text-properties style:font-name="Arial" fo:font-size="17pt" fo:letter-spacing="0.039in" fo:font-weight="bold" style:font-size-asian="17pt" style:font-weight-asian="bold"/>
    </style:style>
    <style:style style:name="T3" style:family="text">
      <style:text-properties style:font-name="Arial" fo:font-size="17pt" fo:letter-spacing="-0.0047in" fo:font-weight="bold" style:font-size-asian="17pt" style:font-weight-asian="bold"/>
    </style:style>
    <style:style style:name="T4" style:family="text">
      <style:text-properties style:font-name="Arial" fo:font-size="17pt" style:font-name-asian="Arial2" style:font-size-asian="17pt" style:font-name-complex="Arial2" style:font-size-complex="17pt"/>
    </style:style>
    <style:style style:name="T5" style:family="text">
      <style:text-properties style:font-name="Arial" fo:font-size="12pt" fo:font-weight="bold" style:font-size-asian="12pt" style:font-weight-asian="bold"/>
    </style:style>
    <style:style style:name="T6" style:family="text">
      <style:text-properties style:font-name="Arial" fo:font-size="12pt" fo:letter-spacing="-0.0055in" fo:font-weight="bold" style:font-size-asian="12pt" style:font-weight-asian="bold"/>
    </style:style>
    <style:style style:name="T7" style:family="text">
      <style:text-properties style:font-name="Arial" fo:font-size="12pt" fo:letter-spacing="-0.0055in" style:font-size-asian="12pt"/>
    </style:style>
    <style:style style:name="T8" style:family="text">
      <style:text-properties style:font-name="Arial" fo:font-size="12pt" style:font-size-asian="12pt"/>
    </style:style>
    <style:style style:name="T9" style:family="text">
      <style:text-properties style:font-name="Arial" fo:font-size="12pt" style:font-size-asian="12pt" style:text-scale="99%"/>
    </style:style>
    <style:style style:name="T10" style:family="text">
      <style:text-properties style:font-name="Arial" fo:font-size="12pt" fo:letter-spacing="-0.0091in" style:font-size-asian="12pt"/>
    </style:style>
    <style:style style:name="T11" style:family="text">
      <style:text-properties style:font-name="Arial" fo:font-size="12pt" fo:letter-spacing="-0.0091in" fo:font-weight="bold" style:font-size-asian="12pt" style:font-weight-asian="bold"/>
    </style:style>
    <style:style style:name="T12" style:family="text">
      <style:text-properties style:font-name="Arial" fo:font-size="12pt" fo:letter-spacing="-0.0272in" style:font-size-asian="12pt"/>
    </style:style>
    <style:style style:name="T13" style:family="text">
      <style:text-properties style:font-name="Arial" fo:font-size="12pt" fo:letter-spacing="-0.0102in" style:font-size-asian="12pt"/>
    </style:style>
    <style:style style:name="T14" style:family="text">
      <style:text-properties style:font-name="Arial" fo:font-size="12pt" fo:letter-spacing="-0.002in" style:font-size-asian="12pt"/>
    </style:style>
    <style:style style:name="T15" style:family="text">
      <style:text-properties style:font-name="Arial" fo:font-size="12pt" fo:letter-spacing="-0.002in" fo:font-weight="bold" style:font-size-asian="12pt" style:font-weight-asian="bold"/>
    </style:style>
    <style:style style:name="T16" style:family="text">
      <style:text-properties style:font-name="Arial" fo:font-size="12pt" fo:letter-spacing="-0.0256in" style:font-size-asian="12pt"/>
    </style:style>
    <style:style style:name="T17" style:family="text">
      <style:text-properties style:font-name="Arial" fo:font-size="12pt" fo:letter-spacing="-0.0028in" style:font-size-asian="12pt"/>
    </style:style>
    <style:style style:name="T18" style:family="text">
      <style:text-properties style:font-name="Arial" fo:font-size="12pt" style:font-name-asian="Arial2" style:font-size-asian="12pt" style:font-name-complex="Arial2" style:font-size-complex="12pt"/>
    </style:style>
    <style:style style:name="T19" style:family="text">
      <style:text-properties style:font-name="Arial" fo:font-size="12pt" fo:letter-spacing="-0.0189in" style:font-size-asian="12pt"/>
    </style:style>
    <style:style style:name="T20" style:family="text">
      <style:text-properties style:font-name="Arial" fo:font-size="12pt" fo:letter-spacing="-0.0146in" style:font-size-asian="12pt"/>
    </style:style>
    <style:style style:name="T21" style:family="text">
      <style:text-properties style:font-name="Arial" fo:font-size="12pt" fo:letter-spacing="-0.0193in" fo:font-weight="bold" style:font-size-asian="12pt" style:font-weight-asian="bold"/>
    </style:style>
    <style:style style:name="T22" style:family="text">
      <style:text-properties style:font-name="Arial" fo:font-size="12pt" fo:letter-spacing="-0.0075in" style:font-size-asian="12pt"/>
    </style:style>
    <style:style style:name="T23" style:family="text">
      <style:text-properties style:font-name="Arial" fo:font-size="12pt" fo:letter-spacing="-0.0283in" style:font-size-asian="12pt"/>
    </style:style>
    <style:style style:name="T24" style:family="text">
      <style:text-properties style:font-name="Arial" fo:font-size="12pt" fo:letter-spacing="-0.0291in" style:font-size-asian="12pt"/>
    </style:style>
    <style:style style:name="T25" style:family="text">
      <style:text-properties style:font-name="Arial" fo:font-size="12pt" fo:letter-spacing="-0.0035in" style:font-size-asian="12pt"/>
    </style:style>
    <style:style style:name="T26" style:family="text">
      <style:text-properties style:font-name="Arial" fo:font-size="12pt" fo:letter-spacing="-0.011in" fo:font-weight="bold" style:font-size-asian="12pt" style:font-weight-asian="bold"/>
    </style:style>
    <style:style style:name="T27" style:family="text">
      <style:text-properties style:font-name="Arial" fo:font-size="12pt" fo:letter-spacing="-0.0047in" style:font-size-asian="12pt"/>
    </style:style>
    <style:style style:name="T28" style:family="text">
      <style:text-properties style:font-name="Arial" fo:font-size="12pt" fo:letter-spacing="-0.0236in" style:font-size-asian="12pt"/>
    </style:style>
    <style:style style:name="T29" style:family="text">
      <style:text-properties style:font-name="Arial" fo:font-size="12pt" fo:letter-spacing="-0.0228in" style:font-size-asian="12pt"/>
    </style:style>
    <style:style style:name="T30" style:family="text">
      <style:text-properties style:font-name="Arial" fo:font-size="12pt" fo:letter-spacing="-0.0217in" style:font-size-asian="12pt"/>
    </style:style>
    <style:style style:name="T31" style:family="text">
      <style:text-properties style:font-name="Arial" fo:font-size="12pt" fo:letter-spacing="-0.0209in" style:font-size-asian="12pt"/>
    </style:style>
    <style:style style:name="T32" style:family="text">
      <style:text-properties style:font-name="Arial" fo:font-size="12pt" fo:letter-spacing="-0.0083in" style:font-size-asian="12pt"/>
    </style:style>
    <style:style style:name="T33" style:family="text">
      <style:text-properties style:font-name="Arial" fo:font-size="12pt" fo:letter-spacing="-0.0244in" style:font-size-asian="12pt"/>
    </style:style>
    <style:style style:name="T34" style:family="text">
      <style:text-properties style:font-name="Arial" fo:font-size="12pt" fo:letter-spacing="-0.0063in" style:font-size-asian="12pt"/>
    </style:style>
    <style:style style:name="T35" style:family="text">
      <style:text-properties fo:font-style="italic" style:font-style-asian="italic"/>
    </style:style>
    <style:style style:name="T36" style:family="text">
      <style:text-properties fo:letter-spacing="0.011in" fo:font-style="italic" style:font-style-asian="italic"/>
    </style:style>
    <style:style style:name="T37" style:family="text">
      <style:text-properties fo:letter-spacing="-0.002in"/>
    </style:style>
    <style:style style:name="T38" style:family="text">
      <style:text-properties fo:letter-spacing="-0.0055in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letter-spacing="-0.0028in"/>
    </style:style>
    <style:style style:name="T41" style:family="text">
      <style:text-properties fo:letter-spacing="-0.0189in"/>
    </style:style>
    <style:style style:name="T42" style:family="text">
      <style:text-properties fo:letter-spacing="-0.0307in"/>
    </style:style>
    <style:style style:name="T43" style:family="text">
      <style:text-properties fo:letter-spacing="0.002in"/>
    </style:style>
    <style:style style:name="T44" style:family="text">
      <style:text-properties fo:letter-spacing="-0.0083in"/>
    </style:style>
    <style:style style:name="T45" style:family="text">
      <style:text-properties fo:letter-spacing="0.0126in"/>
    </style:style>
    <style:style style:name="T46" style:family="text">
      <style:text-properties fo:letter-spacing="-0.0236in"/>
    </style:style>
    <style:style style:name="T47" style:family="text">
      <style:text-properties fo:letter-spacing="-0.0047in"/>
    </style:style>
    <style:style style:name="T48" style:family="text">
      <style:text-properties fo:letter-spacing="-0.0071in"/>
    </style:style>
    <style:style style:name="T49" style:family="text">
      <style:text-properties fo:letter-spacing="-0.0035in"/>
    </style:style>
    <style:style style:name="T50" style:family="text">
      <style:text-properties fo:letter-spacing="-0.0283in"/>
    </style:style>
    <style:style style:name="T51" style:family="text">
      <style:text-properties style:text-scale="99%"/>
    </style:style>
    <style:style style:name="T52" style:family="text">
      <style:text-properties fo:letter-spacing="-0.0063in"/>
    </style:style>
    <style:style style:name="T53" style:family="text">
      <style:text-properties fo:letter-spacing="-0.0102in"/>
    </style:style>
    <style:style style:name="T54" style:family="text">
      <style:text-properties fo:letter-spacing="-0.0138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ICHAEL S.</text:span><text:span text:style-name="T2"> </text:span><text:span text:style-name="T3">SAUGSTAD</text:span></text:p>
      <text:p text:style-name="P12"><text:a xlink:type="simple" xlink:href="mailto:misaugstad@vassar.edu" text:style-name="Internet_20_link" text:visited-style-name="Visited_20_Internet_20_Link"><text:span text:style-name="Internet_20_link">misaugstad@vassar.edu</text:span></text:a> <text:s/><text:span text:style-name="T35">| <text:s/></text:span>(262) 751-5697 <text:s/><text:span text:style-name="T35">|</text:span><text:span text:style-name="T36"> </text:span><text:a xlink:type="simple" xlink:href="https://www.linkedin.com/in/michaelsaugstad/" text:style-name="Internet_20_link" text:visited-style-name="Visited_20_Internet_20_Link"><text:span text:style-name="Internet_20_link">linkedin.com/in/michaelsaugstad</text:span></text:a></text:p>
      <text:p text:style-name="P2"/>
      <text:h text:style-name="P29" text:outline-level="2"><text:span text:style-name="T37">RELEVANT</text:span><text:span text:style-name="T38"> </text:span>EXPERIENCE</text:h>
      <text:p text:style-name="P3"><text:span text:style-name="T5">Research</text:span><text:span text:style-name="T6"> </text:span><text:span text:style-name="T5">Intern</text:span><text:span text:style-name="T6"> – </text:span><text:span text:style-name="T5">Quality</text:span><text:span text:style-name="T6"> </text:span><text:span text:style-name="T5">of</text:span><text:span text:style-name="T6"> </text:span><text:span text:style-name="T5">Life</text:span><text:span text:style-name="T6"> </text:span><text:span text:style-name="T5">Technology</text:span><text:span text:style-name="T6"> </text:span><text:span text:style-name="T5">NSF</text:span><text:span text:style-name="T6"> </text:span><text:span text:style-name="T5">REU<text:tab/></text:span><text:span text:style-name="T8">Summer 2015 -</text:span><text:span text:style-name="T10"> </text:span><text:span text:style-name="T8">Present</text:span><text:span text:style-name="T9"> </text:span><text:span text:style-name="T8">Carnegie Mellon University Robotics Institute, Pittsburgh,</text:span><text:span text:style-name="T12"> </text:span><text:span text:style-name="T13">PA</text:span></text:p>
      <text:list xml:id="list8927905767460710207" text:style-name="WWNum1">
        <text:list-item>
          <text:p text:style-name="P25"><text:span text:style-name="T14">Develop </text:span><text:span text:style-name="T8">software to reliably detect people, estimate their position and</text:span><text:span text:style-name="T16"> </text:span><text:span text:style-name="T17">velocity,</text:span></text:p>
        </text:list-item>
      </text:list>
      <text:p text:style-name="P13">and autonomously <text:span text:style-name="T37">move </text:span>in socially acceptable <text:span text:style-name="T40">ways </text:span>alongside<text:span text:style-name="T41"> </text:span>them</text:p>
      <text:list xml:id="list215000484172760" text:continue-numbering="true" text:style-name="WWNum1">
        <text:list-item>
          <text:p text:style-name="P27"><text:span text:style-name="T8">Write a draft of a conference</text:span><text:span text:style-name="T19"> </text:span><text:span text:style-name="T8">paper</text:span></text:p>
        </text:list-item>
        <text:list-item>
          <text:p text:style-name="P27"><text:span text:style-name="T8">Make and present a</text:span><text:span text:style-name="T20"> </text:span><text:span text:style-name="T8">poster</text:span></text:p>
        </text:list-item>
      </text:list>
      <text:p text:style-name="P4"><text:span text:style-name="T5">Computer Science Research</text:span><text:span text:style-name="T21"> </text:span><text:span text:style-name="T5">Assistant<text:tab/></text:span><text:span text:style-name="T8">Winter 2015 - Spring</text:span><text:span text:style-name="T22"> </text:span><text:span text:style-name="T8">2015</text:span><text:span text:style-name="T9"> </text:span><text:span text:style-name="T14">Vassar </text:span><text:span text:style-name="T8">College Computer Science Department, Poughkeepsie,</text:span><text:span text:style-name="T23"> </text:span><text:span text:style-name="T8">NY</text:span></text:p>
      <text:list xml:id="list215000515176076" text:continue-numbering="true" text:style-name="WWNum1">
        <text:list-item>
          <text:p text:style-name="P25"><text:span text:style-name="T8">Learned and used </text:span><text:span text:style-name="T14">ROS, </text:span><text:span text:style-name="T8">the standard in research </text:span><text:span text:style-name="T14">for </text:span><text:span text:style-name="T8">robotics software</text:span><text:span text:style-name="T23"> </text:span><text:span text:style-name="T8">frameworks</text:span></text:p>
        </text:list-item>
        <text:list-item>
          <text:p text:style-name="P27"><text:span text:style-name="T8">Implemented</text:span><text:span text:style-name="T7"> </text:span><text:span text:style-name="T8">reactive</text:span><text:span text:style-name="T7"> </text:span><text:span text:style-name="T8">repulsion</text:span><text:span text:style-name="T7"> </text:span><text:span text:style-name="T8">vector</text:span><text:span text:style-name="T7"> </text:span><text:span text:style-name="T8">obstacle</text:span><text:span text:style-name="T7"> </text:span><text:span text:style-name="T8">avoidance</text:span><text:span text:style-name="T7"> </text:span><text:span text:style-name="T8">using</text:span><text:span text:style-name="T7"> </text:span><text:span text:style-name="T8">laserscan</text:span><text:span text:style-name="T7"> </text:span><text:span text:style-name="T8">data</text:span></text:p>
        </text:list-item>
        <text:list-item>
          <text:p text:style-name="P27"><text:span text:style-name="T8">Designed simple pursuit of a colored target using a Kinect sensor and</text:span><text:span text:style-name="T24"> </text:span><text:span text:style-name="T8">OpenCV</text:span></text:p>
        </text:list-item>
      </text:list>
      <text:p text:style-name="P8"><text:span text:style-name="T5">Computer Science </text:span><text:span text:style-name="T15">Teaching</text:span><text:span text:style-name="T11"> </text:span><text:span text:style-name="T5">Assistant<text:tab/></text:span><text:span text:style-name="T17">Fall </text:span><text:span text:style-name="T8">2013 - Winter</text:span><text:span text:style-name="T25"> </text:span><text:span text:style-name="T8">2014</text:span><text:span text:style-name="T9"> </text:span><text:span text:style-name="T14">Vassar </text:span><text:span text:style-name="T8">College Computer Science Department, Poughkeepsie,</text:span><text:span text:style-name="T23"> </text:span><text:span text:style-name="T8">NY</text:span></text:p>
      <text:list xml:id="list215000515160297" text:continue-numbering="true" text:style-name="WWNum1">
        <text:list-item>
          <text:p text:style-name="P25"><text:span text:style-name="T8">Assisted</text:span><text:span text:style-name="T25"> </text:span><text:span text:style-name="T8">30</text:span><text:span text:style-name="T25"> </text:span><text:span text:style-name="T8">or</text:span><text:span text:style-name="T25"> </text:span><text:span text:style-name="T8">more</text:span><text:span text:style-name="T25"> </text:span><text:span text:style-name="T8">students</text:span><text:span text:style-name="T25"> </text:span><text:span text:style-name="T8">with</text:span><text:span text:style-name="T25"> </text:span><text:span text:style-name="T8">their</text:span><text:span text:style-name="T25"> </text:span><text:span text:style-name="T8">homework,</text:span><text:span text:style-name="T25"> </text:span><text:span text:style-name="T8">labs,</text:span><text:span text:style-name="T25"> </text:span><text:span text:style-name="T8">and</text:span><text:span text:style-name="T25"> </text:span><text:span text:style-name="T8">lives</text:span><text:span text:style-name="T25"> </text:span><text:span text:style-name="T8">through</text:span></text:p>
        </text:list-item>
      </text:list>
      <text:p text:style-name="P14">mentoring, answering course questions, and debugging<text:span text:style-name="T42"> </text:span>code</text:p>
      <text:list xml:id="list215000515171479" text:continue-numbering="true" text:style-name="WWNum1">
        <text:list-item>
          <text:p text:style-name="P27"><text:span text:style-name="T8">Worked beginner to intermediate </text:span><text:span text:style-name="T14">level </text:span><text:span text:style-name="T8">courses in </text:span><text:span text:style-name="T25">Java </text:span><text:span text:style-name="T8">and</text:span><text:span text:style-name="T23"> </text:span><text:span text:style-name="T8">Scheme/Racket</text:span></text:p>
        </text:list-item>
        <text:list-item>
          <text:p text:style-name="P27"><text:span text:style-name="T8">Held</text:span><text:span text:style-name="T25"> </text:span><text:span text:style-name="T8">regular</text:span><text:span text:style-name="T25"> </text:span><text:span text:style-name="T8">office</text:span><text:span text:style-name="T25"> </text:span><text:span text:style-name="T8">hours</text:span><text:span text:style-name="T25"> </text:span><text:span text:style-name="T8">each</text:span><text:span text:style-name="T25"> </text:span><text:span text:style-name="T8">week</text:span><text:span text:style-name="T25"> </text:span><text:span text:style-name="T8">to</text:span><text:span text:style-name="T25"> </text:span><text:span text:style-name="T8">provide</text:span><text:span text:style-name="T25"> </text:span><text:span text:style-name="T8">additional</text:span><text:span text:style-name="T25"> </text:span><text:span text:style-name="T8">assistance</text:span><text:span text:style-name="T25"> </text:span><text:span text:style-name="T8">to</text:span><text:span text:style-name="T25"> </text:span><text:span text:style-name="T8">students</text:span></text:p>
        </text:list-item>
      </text:list>
      <text:p text:style-name="P5"><text:span text:style-name="T5">Programming</text:span><text:span text:style-name="T26"> </text:span><text:span text:style-name="T5">Instructor<text:tab/></text:span><text:span text:style-name="T8">Summer</text:span><text:span text:style-name="T27"> </text:span><text:span text:style-name="T8">2014</text:span></text:p>
      <text:p text:style-name="P15">iD <text:span text:style-name="T38">Tech </text:span>Camps at <text:span text:style-name="T38">MIT, </text:span>Boston,<text:span text:style-name="T43"> </text:span>MA</text:p>
      <text:list xml:id="list215000515161581" text:continue-numbering="true" text:style-name="WWNum1">
        <text:list-item>
          <text:p text:style-name="P28"><text:span text:style-name="T25">Taught </text:span><text:span text:style-name="T8">courses in game design to 6-12 year olds and courses in</text:span><text:span text:style-name="T28"> </text:span><text:span text:style-name="T25">Java</text:span><text:span text:style-name="T9"> </text:span><text:span text:style-name="T8">to 13-17 year olds, ensuring that students reach set curriculum</text:span><text:span text:style-name="T12"> </text:span><text:span text:style-name="T8">goals</text:span></text:p>
        </text:list-item>
        <text:list-item>
          <text:p text:style-name="P26"><text:span text:style-name="T8">Prepared lesson plans and taught classes of 4 to 8</text:span><text:span text:style-name="T29"> </text:span><text:span text:style-name="T8">students</text:span></text:p>
        </text:list-item>
        <text:list-item>
          <text:p text:style-name="P27"><text:span text:style-name="T8">Supervised</text:span><text:span text:style-name="T25"> </text:span><text:span text:style-name="T8">8</text:span><text:span text:style-name="T25"> </text:span><text:span text:style-name="T8">children,</text:span><text:span text:style-name="T25"> </text:span><text:span text:style-name="T8">led</text:span><text:span text:style-name="T25"> </text:span><text:span text:style-name="T8">activies,</text:span><text:span text:style-name="T25"> </text:span><text:span text:style-name="T8">and</text:span><text:span text:style-name="T25"> </text:span><text:span text:style-name="T8">maintained</text:span><text:span text:style-name="T25"> </text:span><text:span text:style-name="T8">a</text:span><text:span text:style-name="T25"> </text:span><text:span text:style-name="T8">safe</text:span><text:span text:style-name="T25"> </text:span><text:span text:style-name="T8">atmosphere</text:span><text:span text:style-name="T25"> </text:span><text:span text:style-name="T8">on</text:span><text:span text:style-name="T25"> </text:span><text:span text:style-name="T8">duty</text:span></text:p>
        </text:list-item>
      </text:list>
      <text:p text:style-name="P9"/>
      <text:h text:style-name="P29" text:outline-level="2"><text:span text:style-name="T37">EDUCATION</text:span></text:h>
      <text:p text:style-name="P6"><text:span text:style-name="T15">Vassar </text:span><text:span text:style-name="T5">College</text:span><text:span text:style-name="T8">, Poughkeepsie,</text:span><text:span text:style-name="T30"> </text:span><text:span text:style-name="T8">NY</text:span></text:p>
      <text:p text:style-name="P16">Bachelor of Arts, Majors: Mathematics, Computer<text:span text:style-name="T44"> </text:span>Science<text:tab/>Spring<text:span text:style-name="T37"> </text:span>2016</text:p>
      <text:p text:style-name="P17"><text:span text:style-name="T38">G.P.A. </text:span>Overall: 3.81 Majors:<text:span text:style-name="T45"> </text:span>3.87</text:p>
      <text:p text:style-name="P7"><text:span text:style-name="T5">Carnegie Mellon University</text:span><text:span text:style-name="T8">, Pittsburgh,</text:span><text:span text:style-name="T31"> </text:span><text:span text:style-name="T13">PA</text:span></text:p>
      <text:p text:style-name="P18">Logic and Formal Epistemology Summer<text:span text:style-name="T46"> </text:span>Program<text:tab/>Summer<text:span text:style-name="T47"> </text:span>2014</text:p>
      <text:h text:style-name="P30" text:outline-level="2">COMPUTER<text:span text:style-name="T48"> </text:span>SKILLS</text:h>
      <text:p text:style-name="P19">Proficient with <text:span text:style-name="T40">Java, </text:span>C++, Python, <text:span text:style-name="T49">LaTeX, </text:span><text:span text:style-name="T37">ROS, </text:span>Scheme/Racket, Ubuntu,<text:span text:style-name="T50"> </text:span>Windows<text:span text:style-name="T51"> </text:span>Familiar<text:span text:style-name="T52"> </text:span>with<text:span text:style-name="T52"> </text:span>C/UPC,<text:span text:style-name="T52"> </text:span>Ruby/Rinda,<text:span text:style-name="T52"> </text:span><text:span text:style-name="T40">Assembly,</text:span><text:span text:style-name="T52"> </text:span>Haskell,<text:span text:style-name="T52"> </text:span>Occam-Pi,<text:span text:style-name="T52"> </text:span>Prolog</text:p>
      <text:p text:style-name="P10"/>
      <text:h text:style-name="P29" text:outline-level="2">LEADERSHIP AND<text:span text:style-name="T53"> </text:span>INTERESTS</text:h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<text:span text:style-name="T5">Co-chair</text:span><text:span text:style-name="T8">, </text:span><text:span text:style-name="T14">Vassar </text:span><text:span text:style-name="T8">College Computer Science Majors</text:span><text:span text:style-name="T31"> </text:span><text:span text:style-name="T8">Committee</text:span></text:p>
          </table:table-cell>
          <table:table-cell table:style-name="Table1.A1" office:value-type="string">
            <text:p text:style-name="P23"><text:span text:style-name="T8">2014-2015</text:span></text:p>
          </table:table-cell>
        </table:table-row>
        <table:table-row table:style-name="Table1.2">
          <table:table-cell table:style-name="Table1.A1" office:value-type="string">
            <text:p text:style-name="P22"><text:span text:style-name="T15">Treasurer</text:span><text:span text:style-name="T14">, Vassar </text:span><text:span text:style-name="T8">College Mathematics Majors</text:span><text:span text:style-name="T32"> </text:span><text:span text:style-name="T8">Committee</text:span></text:p>
          </table:table-cell>
          <table:table-cell table:style-name="Table1.A1" office:value-type="string">
            <text:p text:style-name="P24"><text:span text:style-name="T8">2014-2015</text:span></text:p>
          </table:table-cell>
        </table:table-row>
        <table:table-row table:style-name="Table1.2">
          <table:table-cell table:style-name="Table1.A1" office:value-type="string">
            <text:p text:style-name="P22"><text:span text:style-name="T5">Junior Rep</text:span><text:span text:style-name="T8">, </text:span><text:span text:style-name="T14">Vassar </text:span><text:span text:style-name="T8">College Board of Elections and</text:span><text:span text:style-name="T33"> </text:span><text:span text:style-name="T8">Appointments</text:span></text:p>
          </table:table-cell>
          <table:table-cell table:style-name="Table1.A1" office:value-type="string">
            <text:p text:style-name="P24"><text:span text:style-name="T8">2014-2015</text:span></text:p>
          </table:table-cell>
        </table:table-row>
        <table:table-row table:style-name="Table1.2">
          <table:table-cell table:style-name="Table1.A1" office:value-type="string">
            <text:p text:style-name="P22"><text:span text:style-name="T5">Captain and </text:span><text:span text:style-name="T15">Treasurer</text:span><text:span text:style-name="T14">, Vassar </text:span><text:span text:style-name="T8">College Quidditch</text:span><text:span text:style-name="T34"> </text:span><text:span text:style-name="T7">Team</text:span></text:p>
          </table:table-cell>
          <table:table-cell table:style-name="Table1.A1" office:value-type="string">
            <text:p text:style-name="P24"><text:span text:style-name="T8">2013-2014</text:span></text:p>
          </table:table-cell>
        </table:table-row>
        <table:table-row table:style-name="Table1.5">
          <table:table-cell table:style-name="Table1.A1" office:value-type="string">
            <text:p text:style-name="P22"><text:span text:style-name="T5">Co-founder</text:span><text:span text:style-name="T8">, Quidditch instruction program </text:span><text:span text:style-name="T14">for </text:span><text:span text:style-name="T8">children</text:span><text:span text:style-name="T33"> </text:span><text:span text:style-name="T8">through</text:span></text:p>
          </table:table-cell>
          <table:table-cell table:style-name="Table1.A1" office:value-type="string">
            <text:p text:style-name="P24"><text:span text:style-name="T8">Summer</text:span><text:span text:style-name="T27"> </text:span><text:span text:style-name="T8">2013</text:span></text:p>
          </table:table-cell>
        </table:table-row>
      </table:table>
      <text:p text:style-name="P20">the local Parks and Recreation<text:span text:style-name="T54"> </text:span>Depart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922in" fo:margin-right="0in" fo:margin-top="0.002in" fo:margin-bottom="0in" loext:contextual-spacing="false" fo:line-height="120%" fo:text-indent="-0.1244in" style:auto-text-indent="false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font-size-complex="12pt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0764in" fo:margin-right="0in" fo:text-indent="0in" style:auto-text-indent="false"/>
      <style:text-properties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/>
    <style:style style:name="Default_20_Paragraph_20_Font" style:display-name="Default Paragraph Font" style:family="text"/>
    <style:style style:name="ListLabel_20_1" style:display-name="ListLabel 1" style:family="text">
      <style:text-properties fo:font-size="12pt" style:font-name-asian="Arial2" style:font-family-asian="Arial" style:font-family-generic-asian="system" style:font-pitch-asian="variable" style:font-size-asian="12pt" style:font-size-complex="12pt" style:text-scale="99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font-size="12pt" style:font-size-asian="12pt" style:font-name-complex="Arial2" style:font-family-complex="Arial" style:font-family-generic-complex="system" style:font-pitch-complex="variable" style:font-size-complex="12pt" style:text-scale="99%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1252in" fo:margin-left="0.922in"/>
        </style:list-level-properties>
        <style:text-properties style:font-name="Arial1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fo:text-indent="-0.1252in" fo:margin-left="1.5846in"/>
        </style:list-level-properties>
        <style:text-properties style:font-name="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fo:text-indent="-0.1252in" fo:margin-left="2.2528in"/>
        </style:list-level-properties>
        <style:text-properties style:font-name="Symbol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1252in" fo:margin-left="2.9209in"/>
        </style:list-level-properties>
        <style:text-properties style:font-name="Symbol"/>
      </text:list-level-style-bullet>
      <text:list-level-style-bullet text:level="5" text:style-name="ListLabel_20_3" style:num-suffix="" text:bullet-char="">
        <style:list-level-properties text:list-level-position-and-space-mode="label-alignment">
          <style:list-level-label-alignment text:label-followed-by="listtab" fo:text-indent="-0.1252in" fo:margin-left="3.589in"/>
        </style:list-level-properties>
        <style:text-properties style:font-name="Symbol"/>
      </text:list-level-style-bullet>
      <text:list-level-style-bullet text:level="6" text:style-name="ListLabel_20_3" style:num-suffix="" text:bullet-char="">
        <style:list-level-properties text:list-level-position-and-space-mode="label-alignment">
          <style:list-level-label-alignment text:label-followed-by="listtab" fo:text-indent="-0.1252in" fo:margin-left="4.2571in"/>
        </style:list-level-properties>
        <style:text-properties style:font-name="Symbol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1252in" fo:margin-left="4.9252in"/>
        </style:list-level-properties>
        <style:text-properties style:font-name="Symbol"/>
      </text:list-level-style-bullet>
      <text:list-level-style-bullet text:level="8" text:style-name="ListLabel_20_3" style:num-suffix="" text:bullet-char="">
        <style:list-level-properties text:list-level-position-and-space-mode="label-alignment">
          <style:list-level-label-alignment text:label-followed-by="listtab" fo:text-indent="-0.1252in" fo:margin-left="5.5929in"/>
        </style:list-level-properties>
        <style:text-properties style:font-name="Symbol"/>
      </text:list-level-style-bullet>
      <text:list-level-style-bullet text:level="9" text:style-name="ListLabel_20_3" style:num-suffix="" text:bullet-char="">
        <style:list-level-properties text:list-level-position-and-space-mode="label-alignment">
          <style:list-level-label-alignment text:label-followed-by="listtab" fo:text-indent="-0.1252in" fo:margin-left="6.261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7in" fo:page-height="11in" style:num-format="1" style:print-orientation="portrait" fo:margin-top="0.5693in" fo:margin-bottom="0.1945in" fo:margin-left="0.5138in" fo:margin-right="0.389in" style:writing-mode="lr-tb" style:layout-grid-color="#c0c0c0" style:layout-grid-lines="61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9T20:43:42</meta:creation-date>
    <dc:language>en-US</dc:language>
    <dc:date>2015-07-29T21:48:18</dc:date>
    <meta:editing-cycles>1</meta:editing-cycles>
    <meta:editing-duration>PT4S</meta:editing-duration>
    <meta:generator>LibreOffice/4.3.7.2$Windows_x86 LibreOffice_project/8a35821d8636a03b8bf4e15b48f59794652c68ba</meta:generator>
    <meta:document-statistic meta:table-count="1" meta:image-count="0" meta:object-count="0" meta:page-count="1" meta:paragraph-count="42" meta:word-count="342" meta:character-count="2360" meta:non-whitespace-character-count="2068"/>
    <meta:template xlink:type="simple" xlink:actuate="onRequest" xlink:title="Normal_Wordconv.dotm" xlink:href=""/>
  </office:meta>
</office:document-meta>
</file>